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integrate left panel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integrate left panel for all the inner pages of financial report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jquery error fixed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there was error in add new file button while adding sales and royalty files,so new files with extension js.erb added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allignment for pages</text:p>
          </table:table-cell>
          <table:table-cell table:style-name="ce6" office:value-type="float" office:value="4.3">
            <text:p>4.30</text:p>
          </table:table-cell>
          <table:table-cell table:style-name="ce11" office:value-type="string">
            <text:p>after adding sliding left panel the alignment of all the pages needs to be set as per the sliding pane,so fixed all the alignment issue with hemant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20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20T20:18:32</dc:date>
    <meta:editing-cycles>236</meta:editing-cycles>
    <meta:editing-duration>P25DT17H11M4S</meta:editing-duration>
    <meta:generator>BrOffice.org/3.3$Linux OpenOffice.org_project/330m20$Build-9567</meta:generator>
    <meta:document-statistic meta:table-count="1" meta:cell-count="17" meta:object-count="0"/>
  </office:meta>
</office:document-meta>
</file>